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Open Sans" svg:font-family="'Open Sans', sans-serif"/>
    <style:font-face style:name="arial" svg:font-family="arial"/>
    <style:font-face style:name="arial1" svg:font-family="arial, sans-serif"/>
    <style:font-face style:name="segoe ui" svg:font-family="'segoe ui', Roboto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c498" officeooo:paragraph-rsid="0007c49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paragraph-rsid="00229792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paragraph-rsid="0007c498"/>
    </style:style>
    <style:style style:name="P4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07c498" officeooo:paragraph-rsid="0007c498"/>
    </style:style>
    <style:style style:name="P5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1b0bd1" officeooo:paragraph-rsid="001fb92c"/>
    </style:style>
    <style:style style:name="P6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1fb92c" officeooo:paragraph-rsid="0020b883"/>
    </style:style>
    <style:style style:name="P7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03919" officeooo:paragraph-rsid="001fb92c"/>
    </style:style>
    <style:style style:name="P8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0b883" officeooo:paragraph-rsid="0020b883"/>
    </style:style>
    <style:style style:name="P9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4b064" officeooo:paragraph-rsid="002920f0"/>
    </style:style>
    <style:style style:name="P10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920f0" officeooo:paragraph-rsid="003b6195"/>
    </style:style>
    <style:style style:name="P11" style:family="paragraph" style:parent-style-name="Standard">
      <style:text-properties fo:font-variant="normal" fo:text-transform="none" fo:color="#000000" style:font-name="DejaVu Serif" fo:font-size="9pt" fo:letter-spacing="normal" fo:font-style="normal" fo:font-weight="bold" officeooo:rsid="001b0bd1" officeooo:paragraph-rsid="001fb92c" style:font-weight-asian="bold" style:font-weight-complex="bold"/>
    </style:style>
    <style:style style:name="P12" style:family="paragraph" style:parent-style-name="Standard">
      <style:text-properties officeooo:paragraph-rsid="00381ded"/>
    </style:style>
    <style:style style:name="P13" style:family="paragraph" style:parent-style-name="Standard">
      <style:text-properties officeooo:paragraph-rsid="00390981"/>
    </style:style>
    <style:style style:name="P14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920f0" officeooo:paragraph-rsid="003ed3f8"/>
    </style:style>
    <style:style style:name="P15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03919" officeooo:paragraph-rsid="003ed3f8"/>
    </style:style>
    <style:style style:name="P16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203919" officeooo:paragraph-rsid="004f394d"/>
    </style:style>
    <style:style style:name="P17" style:family="paragraph" style:parent-style-name="Standard">
      <style:text-properties fo:font-variant="normal" fo:text-transform="none" fo:color="#000000" style:font-name="DejaVu Serif" fo:font-size="9pt" fo:letter-spacing="normal" fo:font-style="normal" fo:font-weight="normal" officeooo:rsid="001b0bd1" officeooo:paragraph-rsid="0053e208"/>
    </style:style>
    <style:style style:name="P18" style:family="paragraph" style:parent-style-name="Table_20_Contents">
      <style:text-properties style:font-name="DejaVu Serif" fo:font-size="9pt" officeooo:rsid="004f394d" officeooo:paragraph-rsid="004f394d"/>
    </style:style>
    <style:style style:name="P19" style:family="paragraph" style:parent-style-name="Table_20_Contents">
      <style:text-properties style:font-name="DejaVu Serif" fo:font-size="9pt" officeooo:rsid="004fe4fc" officeooo:paragraph-rsid="004fe4fc"/>
    </style:style>
    <style:style style:name="T1" style:family="text">
      <style:text-properties fo:font-variant="normal" fo:text-transform="none" fo:color="#000000" style:font-name="DejaVu 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DejaVu Serif" fo:font-size="9pt" fo:letter-spacing="normal" fo:font-style="normal" fo:font-weight="normal" officeooo:rsid="001b0bd1"/>
    </style:style>
    <style:style style:name="T3" style:family="text">
      <style:text-properties fo:font-variant="normal" fo:text-transform="none" fo:color="#000000" style:font-name="DejaVu Serif" fo:font-size="9pt" fo:letter-spacing="normal" fo:font-style="normal" fo:font-weight="normal" officeooo:rsid="00203919"/>
    </style:style>
    <style:style style:name="T4" style:family="text">
      <style:text-properties fo:font-variant="normal" fo:text-transform="none" fo:color="#000000" style:font-name="DejaVu Serif" fo:font-size="9pt" fo:letter-spacing="normal" fo:font-style="normal" fo:font-weight="normal" officeooo:rsid="0020b883"/>
    </style:style>
    <style:style style:name="T5" style:family="text">
      <style:text-properties fo:font-variant="normal" fo:text-transform="none" fo:color="#000000" style:font-name="DejaVu Serif" fo:font-size="9pt" fo:letter-spacing="normal" fo:font-style="normal" fo:font-weight="normal" officeooo:rsid="00381ded"/>
    </style:style>
    <style:style style:name="T6" style:family="text">
      <style:text-properties fo:font-variant="normal" fo:text-transform="none" fo:color="#000000" style:font-name="DejaVu Serif" fo:font-size="10.5pt" fo:letter-spacing="normal" fo:font-style="normal" fo:font-weight="normal" officeooo:rsid="0020b883" style:font-size-asian="10.5pt" style:font-size-complex="10.5pt"/>
    </style:style>
    <style:style style:name="T7" style:family="text">
      <style:text-properties fo:font-variant="normal" fo:text-transform="none" fo:color="#222222" style:font-name="segoe ui" fo:letter-spacing="normal" fo:font-style="normal"/>
    </style:style>
    <style:style style:name="T8" style:family="text">
      <style:text-properties fo:font-variant="normal" fo:text-transform="none" fo:color="#222222" style:font-name="segoe ui" fo:font-size="10pt" fo:letter-spacing="normal" fo:font-style="normal" officeooo:rsid="00229792" style:font-size-asian="10pt" style:font-size-complex="10pt"/>
    </style:style>
    <style:style style:name="T9" style:family="text">
      <style:text-properties fo:font-variant="normal" fo:text-transform="none" fo:color="#222222" style:font-name="segoe ui" fo:font-size="10pt" fo:letter-spacing="normal" fo:font-style="normal" officeooo:rsid="004fe4fc" style:font-size-asian="10pt" style:font-size-complex="10pt"/>
    </style:style>
    <style:style style:name="T10" style:family="text">
      <style:text-properties fo:font-variant="normal" fo:text-transform="none" fo:color="#444444" style:font-name="Ope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officeooo:rsid="0020b883"/>
    </style:style>
    <style:style style:name="T12" style:family="text">
      <style:text-properties officeooo:rsid="0007c498"/>
    </style:style>
    <style:style style:name="T13" style:family="text">
      <style:text-properties officeooo:rsid="004f39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PHP </text:span><text:span text:style-name="T7">Question Paper <text:s text:c="38"/></text:span><text:span text:style-name="T8">Time - </text:span><text:span text:style-name="T9">3</text:span><text:span text:style-name="T8"> hours</text:span></text:p>
      <text:p text:style-name="P1"/>
      <text:p text:style-name="P5">1.What is difference between unset and unlink? <text:span text:style-name="T11">(2)</text:span></text:p>
      <text:p text:style-name="P5"/>
      <text:p text:style-name="P17">2.<text:span text:style-name="T12">Explain <text:s/>In_array and array push and write syntax?</text:span> <text:span text:style-name="T11">(2)</text:span></text:p>
      <text:p text:style-name="P11"/>
      <text:p text:style-name="P13"><text:span text:style-name="T2">3.</text:span><text:span text:style-name="Strong_20_Emphasis"><text:span text:style-name="T10">How we can get the number of elements in an array?</text:span></text:span><text:span text:style-name="T6">(</text:span><text:span text:style-name="T4">2)</text:span></text:p>
      <text:p text:style-name="P5"/>
      <text:p text:style-name="P6">4.What is the difference between include() and require()? <text:span text:style-name="T11">(2)</text:span></text:p>
      <text:p text:style-name="P12"><text:span text:style-name="T2"><text:line-break/></text:span><text:span text:style-name="T3">5.</text:span><text:span text:style-name="T5">Write a program to find largest number of an array</text:span><text:span text:style-name="T3">? <text:s/></text:span><text:span text:style-name="T5">Eg:- $array=[20,30,40,50,10,80,100] ; <text:s/></text:span><text:span text:style-name="T4">(2)</text:span></text:p>
      <text:p text:style-name="P7"/>
      <text:p text:style-name="P7"/>
      <text:p text:style-name="P15">6.<text:span text:style-name="T13">Create this question paper desing using HTML and CSS .</text:span></text:p>
      <text:p text:style-name="P15"/>
      <text:p text:style-name="P16"><text:s text:c="2"/><text:span text:style-name="T13">Marks can enter for each questions instead of brackets</text:span></text:p>
      <text:p text:style-name="P16"/>
      <text:p text:style-name="P16"><text:s text:c="2"/><text:span text:style-name="T13">Add a submit button after the last question </text:span></text:p>
      <text:p text:style-name="P16"/>
      <text:p text:style-name="P16"><text:s text:c="2"/><text:span text:style-name="T13">In the result page display the no of questions with each marks and total marks with a table (40)</text:span></text:p>
      <text:p text:style-name="P1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Category</text:p>
          </table:table-cell>
          <table:table-cell table:style-name="Table1.A1" office:value-type="string">
            <text:p text:style-name="P18">No of questions</text:p>
          </table:table-cell>
          <table:table-cell table:style-name="Table1.C1" office:value-type="string">
            <text:p text:style-name="P18">total</text:p>
          </table:table-cell>
        </table:table-row>
        <table:table-row>
          <table:table-cell table:style-name="Table1.A2" office:value-type="string">
            <text:p text:style-name="P18">2 marks</text:p>
          </table:table-cell>
          <table:table-cell table:style-name="Table1.A2" office:value-type="string">
            <text:p text:style-name="P18">5</text:p>
          </table:table-cell>
          <table:table-cell table:style-name="Table1.C2" office:value-type="string">
            <text:p text:style-name="P18">10</text:p>
          </table:table-cell>
        </table:table-row>
        <table:table-row>
          <table:table-cell table:style-name="Table1.A2" office:value-type="string">
            <text:p text:style-name="P18">40 marks</text:p>
          </table:table-cell>
          <table:table-cell table:style-name="Table1.A2" office:value-type="string">
            <text:p text:style-name="P18">1</text:p>
          </table:table-cell>
          <table:table-cell table:style-name="Table1.C2" office:value-type="string">
            <text:p text:style-name="P18">40</text:p>
          </table:table-cell>
        </table:table-row>
        <table:table-row>
          <table:table-cell table:style-name="Table1.A2" office:value-type="string">
            <text:p text:style-name="P19">Total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9">50</text:p>
          </table:table-cell>
        </table:table-row>
      </table:table>
      <text:p text:style-name="P16"/>
      <text:p text:style-name="P16"><text:s text:c="2"/></text:p>
      <text:p text:style-name="P14"><text:span text:style-name="T1"/></text:p>
      <text:p text:style-name="P10"/>
      <text:p text:style-name="P10"/>
      <text:p text:style-name="P10"><text:s/></text:p>
      <text:p text:style-name="P9"/>
      <text:p text:style-name="P9"/>
      <text:p text:style-name="P8"/>
      <text:p text:style-name="P8"/>
      <text:p text:style-name="P8"><text:s text:c="3"/></text:p>
      <text:p text:style-name="P8"><text:s text:c="4"/></text:p>
      <text:p text:style-name="P8"><text:s text:c="3"/></text:p>
      <text:p text:style-name="P7"/>
      <text:p text:style-name="P7"/>
      <text:p text:style-name="P7"/>
      <text:p text:style-name="P5"/>
      <text:p text:style-name="P5"/>
      <text:p text:style-name="P4"/>
      <text:p text:style-name="P4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/>
    <style:font-face style:name="Open Sans" svg:font-family="'Open Sans', sans-serif"/>
    <style:font-face style:name="arial" svg:font-family="arial"/>
    <style:font-face style:name="arial1" svg:font-family="arial, sans-serif"/>
    <style:font-face style:name="segoe ui" svg:font-family="'segoe ui', Roboto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53:00.038411244</meta:creation-date>
    <dc:date>2018-09-24T10:43:57.274304487</dc:date>
    <meta:editing-duration>PT3H58M18S</meta:editing-duration>
    <meta:editing-cycles>33</meta:editing-cycles>
    <meta:generator>LibreOffice/5.1.6.2$Linux_X86_64 LibreOffice_project/10m0$Build-2</meta:generator>
    <meta:document-statistic meta:table-count="1" meta:image-count="0" meta:object-count="0" meta:page-count="1" meta:paragraph-count="26" meta:word-count="119" meta:character-count="716" meta:non-whitespace-character-count="556"/>
  </office:meta>
</office:document-meta>
</file>